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9E0000009E02FF292F.png" manifest:media-type="image/png"/>
  <manifest:file-entry manifest:full-path="Pictures/10000000000005DC000004658927AAE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pitch="variable"/>
    <style:font-face style:name="Calisto MT" svg:font-family="'Calisto MT'"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pr1" style:family="presentation" style:parent-style-name="Default-title">
      <style:graphic-properties draw:stroke="none" draw:fill="none" draw:fill-color="#ffffff" draw:textarea-horizontal-align="justify" draw:textarea-vertical-align="bottom" draw:auto-grow-height="false" draw:auto-grow-width="false" fo:min-height="2.464cm" fo:min-width="0cm" fo:padding-top="0.127cm" fo:padding-bottom="0.127cm" fo:padding-left="0.254cm" fo:padding-right="0.254cm" fo:wrap-option="wrap" draw:shadow-color="#808080"/>
    </style:style>
    <style:style style:name="pr2" style:family="presentation" style:parent-style-name="Default-subtitle">
      <style:graphic-properties draw:stroke="none" draw:fill="none" draw:fill-color="#ffffff" draw:textarea-horizontal-align="justify" draw:textarea-vertical-align="top" draw:auto-grow-height="false" draw:auto-grow-width="false" fo:min-height="2.186cm" fo:min-width="0cm" fo:padding-top="0.127cm" fo:padding-bottom="0.127cm" fo:padding-left="0.254cm" fo:padding-right="0.254cm" fo:wrap-option="wrap" draw:shadow-color="#808080"/>
    </style:style>
    <style:style style:name="pr3" style:family="presentation" style:parent-style-name="Default-notes">
      <style:graphic-properties draw:fill-color="#ffffff" fo:min-height="11.429cm"/>
    </style:style>
    <style:style style:name="P1" style:family="paragraph">
      <style:paragraph-properties fo:margin-left="0cm" fo:margin-right="0cm" fo:text-indent="0cm"/>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cm" fo:margin-right="0cm" fo:margin-top="0.105cm" fo:margin-bottom="0cm" fo:line-height="80%" fo:text-indent="0cm"/>
    </style:style>
    <style:style style:name="P4" style:family="paragraph">
      <loext:graphic-properties draw:fill-color="#ffffff"/>
    </style:style>
    <style:style style:name="T1" style:family="text">
      <style:text-properties fo:color="#ffffff" fo:font-size="54pt" fo:language="sv" fo:country="SE" fo:text-shadow="1pt 1pt" style:font-size-asian="54pt" style:language-asian="sv" style:country-asian="SE" style:font-size-complex="54pt" style:language-complex="sv" style:country-complex="SE"/>
    </style:style>
    <style:style style:name="T2" style:family="text">
      <style:text-properties fo:color="#ffffff" fo:font-size="11pt" fo:language="sv" fo:country="SE" fo:text-shadow="1pt 1pt" style:font-size-asian="11pt" style:language-asian="sv" style:country-asian="SE" style:font-size-complex="11pt" style:language-complex="sv" style:country-complex="SE"/>
    </style:style>
    <text:list-style style:name="L1">
      <text:list-level-style-number text:level="1" style:num-format="">
        <style:list-level-properties/>
        <style:text-properties fo:color="#ffffff" fo:font-size="100%"/>
      </text:list-level-style-number>
    </text:list-style>
  </office:automatic-styles>
  <office:body>
    <office:presentation>
      <presentation:date-time-decl presentation:name="dtd1" presentation:source="current-date" style:data-style-name="D1"/>
      <draw:page draw:name="page1" draw:style-name="dp1" draw:master-page-name="Default" presentation:use-date-time-name="dtd1">
        <draw:frame presentation:style-name="pr1" draw:text-style-name="P2" draw:layer="layout" svg:width="21.59cm" svg:height="2.717cm" svg:x="1.905cm" svg:y="6.569cm" presentation:class="title" presentation:user-transformed="true">
          <draw:text-box>
            <text:list text:style-name="L1">
              <text:list-header>
                <text:p text:style-name="P1"><text:span text:style-name="T1">Lorem Ipsum</text:span></text:p>
              </text:list-header>
            </text:list>
          </draw:text-box>
        </draw:frame>
        <draw:frame presentation:style-name="pr2" draw:text-style-name="P2" draw:layer="layout" svg:width="21.59cm" svg:height="2.439cm" svg:x="1.905cm" svg:y="9.312cm" presentation:class="subtitle" presentation:user-transformed="true">
          <draw:text-box>
            <text:list text:style-name="L1">
              <text:list-header>
                <text:p text:style-name="P3"><text:span text:style-name="T2">Lorem ipsum dolor sit amet, consectetur adipiscing elit. Vestibulum purus lorem, scelerisque eu eros id, malesuada tincidunt orci. Aenean luctus odio felis, at efficitur risus elementum eget. Sed faucibus faucibus mollis. Etiam pulvinar justo at massa porta, ut sodales magna iaculis. Cras pharetra efficitur tortor eu volutpat. Quisque semper ante eget diam facilisis tincidunt. Nulla facilisi. Vestibulum varius turpis id dui sodales, vitae feugiat sapien bibendum. Praesent ut lacus turpis. Etiam at neque tortor.</text:span></text:p>
              </text:list-header>
            </text:list>
          </draw:text-box>
        </draw:frame>
        <presentation:notes draw:style-name="dp2">
          <draw:page-thumbnail draw:style-name="gr1" draw:layer="layout" svg:width="7.142cm" svg:height="9.524cm" svg:x="5.953cm" svg:y="1.93cm" draw:page-number="1" presentation:class="page"/>
          <draw:frame presentation:style-name="pr3" draw:text-style-name="P4"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pitch="variable"/>
    <style:font-face style:name="Calisto MT" svg:font-family="'Calisto MT'"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fill-image draw:name="Bitmap_20_1" draw:display-name="Bitmap 1" xlink:href="Pictures/10000000000005DC000004658927AAE9.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sv" fo:country="S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alisto MT'" style:font-family-generic="roman" style:font-pitch="variable" fo:color="#ffffff" fo:font-size="100%"/>
          </text:list-level-style-bullet>
          <text:list-level-style-bullet text:level="3" text:bullet-char="•">
            <style:list-level-properties text:space-before="2.54cm"/>
            <style:text-properties fo:font-family="'Calisto MT'" style:font-family-generic="roman" style:font-pitch="variable" fo:color="#ffffff" fo:font-size="100%"/>
          </text:list-level-style-bullet>
          <text:list-level-style-bullet text:level="4" text:bullet-char="•">
            <style:list-level-properties text:space-before="3.81cm"/>
            <style:text-properties fo:font-family="'Calisto MT'" style:font-family-generic="roman" style:font-pitch="variable" fo:color="#ffffff" fo:font-size="100%"/>
          </text:list-level-style-bullet>
          <text:list-level-style-bullet text:level="5" text:bullet-char="•">
            <style:list-level-properties text:space-before="5.08cm"/>
            <style:text-properties fo:font-family="'Calisto MT'" style:font-family-generic="roman" style:font-pitch="variable" fo:color="#ffffff" fo:font-size="100%"/>
          </text:list-level-style-bullet>
          <text:list-level-style-bullet text:level="6" text:bullet-char="•">
            <style:list-level-properties text:space-before="5.08cm"/>
            <style:text-properties fo:font-family="'Calisto MT'" style:font-family-generic="roman" style:font-pitch="variable" fo:color="#ffffff" fo:font-size="100%"/>
          </text:list-level-style-bullet>
          <text:list-level-style-bullet text:level="7" text:bullet-char="•">
            <style:list-level-properties text:space-before="5.08cm"/>
            <style:text-properties fo:font-family="'Calisto MT'" style:font-family-generic="roman" style:font-pitch="variable" fo:color="#ffffff" fo:font-size="100%"/>
          </text:list-level-style-bullet>
          <text:list-level-style-bullet text:level="8" text:bullet-char="•">
            <style:list-level-properties text:space-before="5.08cm"/>
            <style:text-properties fo:font-family="'Calisto MT'" style:font-family-generic="roman" style:font-pitch="variable" fo:color="#ffffff" fo:font-size="100%"/>
          </text:list-level-style-bullet>
          <text:list-level-style-bullet text:level="9" text:bullet-char="•">
            <style:list-level-properties text:space-before="5.08cm"/>
            <style:text-properties fo:font-family="'Calisto MT'" style:font-family-generic="roman" style:font-pitch="variable" fo:color="#ffffff" fo:font-size="100%"/>
          </text:list-level-style-bullet>
          <text:list-level-style-bullet text:level="10" text:bullet-char="•">
            <style:list-level-properties text:space-before="5.08cm"/>
            <style:text-properties fo:font-family="'Calisto MT'" style:font-family-generic="roman" style:font-pitch="variable" fo:color="#ffffff"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Calisto MT" fo:font-family="'Calisto MT'"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color="#000000" draw:fill-image-name="Bitmap_20_1" style:repeat="stretch"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sto MT'" style:font-family-generic="roman" style:font-pitch="variable" fo:color="#000000" fo:font-size="100%"/>
          </text:list-level-style-bullet>
          <text:list-level-style-bullet text:level="3" text:bullet-char="•">
            <style:list-level-properties text:space-before="2.54cm"/>
            <style:text-properties fo:font-family="'Calisto MT'" style:font-family-generic="roman" style:font-pitch="variable" fo:color="#000000" fo:font-size="100%"/>
          </text:list-level-style-bullet>
          <text:list-level-style-bullet text:level="4" text:bullet-char="•">
            <style:list-level-properties text:space-before="3.81cm"/>
            <style:text-properties fo:font-family="'Calisto MT'" style:font-family-generic="roman" style:font-pitch="variable" fo:color="#000000" fo:font-size="100%"/>
          </text:list-level-style-bullet>
          <text:list-level-style-bullet text:level="5" text:bullet-char="•">
            <style:list-level-properties text:space-before="5.08cm"/>
            <style:text-properties fo:font-family="'Calisto MT'" style:font-family-generic="roman" style:font-pitch="variable" fo:color="#000000" fo:font-size="100%"/>
          </text:list-level-style-bullet>
          <text:list-level-style-bullet text:level="6" text:bullet-char="•">
            <style:list-level-properties text:space-before="5.08cm"/>
            <style:text-properties fo:font-family="'Calisto MT'" style:font-family-generic="roman" style:font-pitch="variable" fo:color="#000000" fo:font-size="100%"/>
          </text:list-level-style-bullet>
          <text:list-level-style-bullet text:level="7" text:bullet-char="•">
            <style:list-level-properties text:space-before="5.08cm"/>
            <style:text-properties fo:font-family="'Calisto MT'" style:font-family-generic="roman" style:font-pitch="variable" fo:color="#000000" fo:font-size="100%"/>
          </text:list-level-style-bullet>
          <text:list-level-style-bullet text:level="8" text:bullet-char="•">
            <style:list-level-properties text:space-before="5.08cm"/>
            <style:text-properties fo:font-family="'Calisto MT'" style:font-family-generic="roman" style:font-pitch="variable" fo:color="#000000" fo:font-size="100%"/>
          </text:list-level-style-bullet>
          <text:list-level-style-bullet text:level="9" text:bullet-char="•">
            <style:list-level-properties text:space-before="5.08cm"/>
            <style:text-properties fo:font-family="'Calisto MT'" style:font-family-generic="roman" style:font-pitch="variable" fo:color="#000000" fo:font-size="100%"/>
          </text:list-level-style-bullet>
          <text:list-level-style-bullet text:level="10" text:bullet-char="•">
            <style:list-level-properties text:space-before="5.08cm"/>
            <style:text-properties fo:font-family="'Calisto MT'"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Calisto MT" fo:font-family="'Calisto MT'"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12pt" fo:font-style="normal" fo:text-shadow="none" style:text-underline-style="none" fo:font-weight="normal" fo:background-color="#ffffff"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image text:level="1" xlink:href="Pictures/100002010000009E0000009E02FF292F.png" xlink:type="simple" xlink:show="embed" xlink:actuate="onLoad">
            <style:list-level-properties text:min-label-width="0.952cm" style:vertical-pos="middle" style:vertical-rel="line" fo:width="0.559cm" fo:height="0.559cm"/>
          </text:list-level-style-image>
          <text:list-level-style-image text:level="2" xlink:href="Pictures/100002010000009E0000009E02FF292F.png" xlink:type="simple" xlink:show="embed" xlink:actuate="onLoad">
            <style:list-level-properties text:space-before="0.97cm" text:min-label-width="0.935cm" style:vertical-pos="middle" style:vertical-rel="line" fo:width="0.508cm" fo:height="0.508cm"/>
          </text:list-level-style-image>
          <text:list-level-style-image text:level="3" xlink:href="Pictures/100002010000009E0000009E02FF292F.png" xlink:type="simple" xlink:show="embed" xlink:actuate="onLoad">
            <style:list-level-properties text:space-before="1.905cm" text:min-label-width="0.97cm" style:vertical-pos="middle" style:vertical-rel="line" fo:width="0.457cm" fo:height="0.457cm"/>
          </text:list-level-style-image>
          <text:list-level-style-image text:level="4" xlink:href="Pictures/100002010000009E0000009E02FF292F.png" xlink:type="simple" xlink:show="embed" xlink:actuate="onLoad">
            <style:list-level-properties text:space-before="2.875cm" text:min-label-width="0.935cm" style:vertical-pos="middle" style:vertical-rel="line" fo:width="0.457cm" fo:height="0.457cm"/>
          </text:list-level-style-image>
          <text:list-level-style-image text:level="5" xlink:href="Pictures/100002010000009E0000009E02FF292F.png" xlink:type="simple" xlink:show="embed" xlink:actuate="onLoad">
            <style:list-level-properties text:space-before="3.81cm" text:min-label-width="0.97cm" style:vertical-pos="middle" style:vertical-rel="line" fo:width="0.457cm" fo:height="0.457cm"/>
          </text:list-level-style-image>
          <text:list-level-style-image text:level="6" xlink:href="Pictures/100002010000009E0000009E02FF292F.png" xlink:type="simple" xlink:show="embed" xlink:actuate="onLoad">
            <style:list-level-properties text:space-before="3.81cm" text:min-label-width="0.97cm" style:vertical-pos="middle" style:vertical-rel="line" fo:width="0.457cm" fo:height="0.457cm"/>
          </text:list-level-style-image>
          <text:list-level-style-image text:level="7" xlink:href="Pictures/100002010000009E0000009E02FF292F.png" xlink:type="simple" xlink:show="embed" xlink:actuate="onLoad">
            <style:list-level-properties text:space-before="3.81cm" text:min-label-width="0.97cm" style:vertical-pos="middle" style:vertical-rel="line" fo:width="0.457cm" fo:height="0.457cm"/>
          </text:list-level-style-image>
          <text:list-level-style-image text:level="8" xlink:href="Pictures/100002010000009E0000009E02FF292F.png" xlink:type="simple" xlink:show="embed" xlink:actuate="onLoad">
            <style:list-level-properties text:space-before="3.81cm" text:min-label-width="0.97cm" style:vertical-pos="middle" style:vertical-rel="line" fo:width="0.457cm" fo:height="0.457cm"/>
          </text:list-level-style-image>
          <text:list-level-style-image text:level="9" xlink:href="Pictures/100002010000009E0000009E02FF292F.png" xlink:type="simple" xlink:show="embed" xlink:actuate="onLoad">
            <style:list-level-properties text:space-before="3.81cm" text:min-label-width="0.97cm" style:vertical-pos="middle" style:vertical-rel="line" fo:width="0.457cm" fo:height="0.457cm"/>
          </text:list-level-style-image>
          <text:list-level-style-image text:level="10" xlink:href="Pictures/100002010000009E0000009E02FF292F.png" xlink:type="simple" xlink:show="embed" xlink:actuate="onLoad">
            <style:list-level-properties text:space-before="3.81cm" text:min-label-width="0.97cm" style:vertical-pos="middle" style:vertical-rel="line" fo:width="0.457cm" fo:height="0.457cm"/>
          </text:list-level-style-image>
        </text:list-style>
      </style:graphic-properties>
      <style:paragraph-properties fo:margin-left="0cm" fo:margin-right="0cm" fo:margin-top="0.705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ffffff" style:text-outline="false" style:text-line-through-style="none" style:text-line-through-type="none" style:text-position="0% 100%" style:font-name="Calisto MT" fo:font-family="'Calisto MT'" style:font-pitch="variable" fo:font-size="22pt" fo:font-style="normal" fo:text-shadow="none" style:text-underline-style="none" fo:font-weight="normal" fo:background-color="#ffffff"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image text:level="1" xlink:href="Pictures/100002010000009E0000009E02FF292F.png" xlink:type="simple" xlink:show="embed" xlink:actuate="onLoad">
            <style:list-level-properties text:space-before="3.81cm" text:min-label-width="0.97cm" style:vertical-pos="middle" style:vertical-rel="line" fo:width="0.457cm" fo:height="0.457cm"/>
          </text:list-level-style-image>
          <text:list-level-style-image text:level="2" xlink:href="Pictures/100002010000009E0000009E02FF292F.png" xlink:type="simple" xlink:show="embed" xlink:actuate="onLoad">
            <style:list-level-properties text:space-before="0.97cm" text:min-label-width="0.935cm" style:vertical-pos="middle" style:vertical-rel="line" fo:width="0.508cm" fo:height="0.508cm"/>
          </text:list-level-style-image>
          <text:list-level-style-image text:level="3" xlink:href="Pictures/100002010000009E0000009E02FF292F.png" xlink:type="simple" xlink:show="embed" xlink:actuate="onLoad">
            <style:list-level-properties text:space-before="1.905cm" text:min-label-width="0.97cm" style:vertical-pos="middle" style:vertical-rel="line" fo:width="0.457cm" fo:height="0.457cm"/>
          </text:list-level-style-image>
          <text:list-level-style-image text:level="4" xlink:href="Pictures/100002010000009E0000009E02FF292F.png" xlink:type="simple" xlink:show="embed" xlink:actuate="onLoad">
            <style:list-level-properties text:space-before="2.875cm" text:min-label-width="0.935cm" style:vertical-pos="middle" style:vertical-rel="line" fo:width="0.457cm" fo:height="0.457cm"/>
          </text:list-level-style-image>
          <text:list-level-style-image text:level="5" xlink:href="Pictures/100002010000009E0000009E02FF292F.png" xlink:type="simple" xlink:show="embed" xlink:actuate="onLoad">
            <style:list-level-properties text:space-before="3.81cm" text:min-label-width="0.97cm" style:vertical-pos="middle" style:vertical-rel="line" fo:width="0.457cm" fo:height="0.457cm"/>
          </text:list-level-style-image>
          <text:list-level-style-image text:level="6" xlink:href="Pictures/100002010000009E0000009E02FF292F.png" xlink:type="simple" xlink:show="embed" xlink:actuate="onLoad">
            <style:list-level-properties text:space-before="3.81cm" text:min-label-width="0.97cm" style:vertical-pos="middle" style:vertical-rel="line" fo:width="0.457cm" fo:height="0.457cm"/>
          </text:list-level-style-image>
          <text:list-level-style-image text:level="7" xlink:href="Pictures/100002010000009E0000009E02FF292F.png" xlink:type="simple" xlink:show="embed" xlink:actuate="onLoad">
            <style:list-level-properties text:space-before="3.81cm" text:min-label-width="0.97cm" style:vertical-pos="middle" style:vertical-rel="line" fo:width="0.457cm" fo:height="0.457cm"/>
          </text:list-level-style-image>
          <text:list-level-style-image text:level="8" xlink:href="Pictures/100002010000009E0000009E02FF292F.png" xlink:type="simple" xlink:show="embed" xlink:actuate="onLoad">
            <style:list-level-properties text:space-before="3.81cm" text:min-label-width="0.97cm" style:vertical-pos="middle" style:vertical-rel="line" fo:width="0.457cm" fo:height="0.457cm"/>
          </text:list-level-style-image>
          <text:list-level-style-image text:level="9" xlink:href="Pictures/100002010000009E0000009E02FF292F.png" xlink:type="simple" xlink:show="embed" xlink:actuate="onLoad">
            <style:list-level-properties text:space-before="3.81cm" text:min-label-width="0.97cm" style:vertical-pos="middle" style:vertical-rel="line" fo:width="0.457cm" fo:height="0.457cm"/>
          </text:list-level-style-image>
          <text:list-level-style-image text:level="10" xlink:href="Pictures/100002010000009E0000009E02FF292F.png" xlink:type="simple" xlink:show="embed" xlink:actuate="onLoad">
            <style:list-level-properties text:space-before="3.81cm" text:min-label-width="0.97cm" style:vertical-pos="middle" style:vertical-rel="line" fo:width="0.457cm" fo:height="0.457cm"/>
          </text:list-level-style-image>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ffffff" style:text-line-through-style="none" style:text-line-through-type="none" style:text-position="0% 100%" style:font-name="Calisto MT" fo:font-family="'Calisto MT'"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2.204cm"/>
          <style:tab-stop style:position="4.744cm"/>
          <style:tab-stop style:position="7.284cm"/>
          <style:tab-stop style:position="9.824cm"/>
          <style:tab-stop style:position="12.364cm"/>
          <style:tab-stop style:position="14.904cm"/>
          <style:tab-stop style:position="17.444cm"/>
          <style:tab-stop style:position="19.984cm"/>
          <style:tab-stop style:position="22.524cm"/>
          <style:tab-stop style:position="25.064cm"/>
        </style:tab-stops>
      </style:paragraph-properties>
      <style:text-properties fo:color="#ffffff" style:text-line-through-style="none" style:text-line-through-type="none" style:text-position="0% 100%" style:font-name="Calisto MT" fo:font-family="'Calisto MT'"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Default-outline4" style:family="presentation" style:parent-style-name="Default-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ffffff" style:text-line-through-style="none" style:text-line-through-type="none" style:text-position="0% 100%" style:font-name="Calisto MT" fo:font-family="'Calisto MT'"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299cm"/>
          <style:tab-stop style:position="2.839cm"/>
          <style:tab-stop style:position="5.379cm"/>
          <style:tab-stop style:position="7.919cm"/>
          <style:tab-stop style:position="10.459cm"/>
          <style:tab-stop style:position="12.999cm"/>
          <style:tab-stop style:position="15.539cm"/>
          <style:tab-stop style:position="18.079cm"/>
          <style:tab-stop style:position="20.619cm"/>
          <style:tab-stop style:position="23.159cm"/>
        </style:tab-stops>
      </style:paragraph-properties>
      <style:text-properties fo:color="#ffffff" style:text-line-through-style="none" style:text-line-through-type="none" style:text-position="0% 100%" style:font-name="Calisto MT" fo:font-family="'Calisto MT'"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Default-outline6" style:family="presentation" style:parent-style-name="Default-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299cm"/>
          <style:tab-stop style:position="2.839cm"/>
          <style:tab-stop style:position="5.379cm"/>
          <style:tab-stop style:position="7.919cm"/>
          <style:tab-stop style:position="10.459cm"/>
          <style:tab-stop style:position="12.999cm"/>
          <style:tab-stop style:position="15.539cm"/>
          <style:tab-stop style:position="18.079cm"/>
          <style:tab-stop style:position="20.619cm"/>
          <style:tab-stop style:position="23.159cm"/>
        </style:tab-stops>
      </style:paragraph-properties>
      <style:text-properties fo:color="#ffffff" style:text-line-through-style="none" style:text-line-through-type="none" style:text-position="0% 100%" style:font-name="Calisto MT" fo:font-family="'Calisto MT'"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Default-outline7" style:family="presentation" style:parent-style-name="Default-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299cm"/>
          <style:tab-stop style:position="2.839cm"/>
          <style:tab-stop style:position="5.379cm"/>
          <style:tab-stop style:position="7.919cm"/>
          <style:tab-stop style:position="10.459cm"/>
          <style:tab-stop style:position="12.999cm"/>
          <style:tab-stop style:position="15.539cm"/>
          <style:tab-stop style:position="18.079cm"/>
          <style:tab-stop style:position="20.619cm"/>
          <style:tab-stop style:position="23.159cm"/>
        </style:tab-stops>
      </style:paragraph-properties>
      <style:text-properties fo:color="#ffffff" style:text-line-through-style="none" style:text-line-through-type="none" style:text-position="0% 100%" style:font-name="Calisto MT" fo:font-family="'Calisto MT'"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Default-outline8" style:family="presentation" style:parent-style-name="Default-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299cm"/>
          <style:tab-stop style:position="2.839cm"/>
          <style:tab-stop style:position="5.379cm"/>
          <style:tab-stop style:position="7.919cm"/>
          <style:tab-stop style:position="10.459cm"/>
          <style:tab-stop style:position="12.999cm"/>
          <style:tab-stop style:position="15.539cm"/>
          <style:tab-stop style:position="18.079cm"/>
          <style:tab-stop style:position="20.619cm"/>
          <style:tab-stop style:position="23.159cm"/>
        </style:tab-stops>
      </style:paragraph-properties>
      <style:text-properties fo:color="#ffffff" style:text-line-through-style="none" style:text-line-through-type="none" style:text-position="0% 100%" style:font-name="Calisto MT" fo:font-family="'Calisto MT'"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Default-outline9" style:family="presentation" style:parent-style-name="Default-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299cm"/>
          <style:tab-stop style:position="2.839cm"/>
          <style:tab-stop style:position="5.379cm"/>
          <style:tab-stop style:position="7.919cm"/>
          <style:tab-stop style:position="10.459cm"/>
          <style:tab-stop style:position="12.999cm"/>
          <style:tab-stop style:position="15.539cm"/>
          <style:tab-stop style:position="18.079cm"/>
          <style:tab-stop style:position="20.619cm"/>
          <style:tab-stop style:position="23.159cm"/>
        </style:tab-stops>
      </style:paragraph-properties>
      <style:text-properties fo:color="#ffffff" style:text-line-through-style="none" style:text-line-through-type="none" style:text-position="0% 100%" style:font-name="Calisto MT" fo:font-family="'Calisto MT'"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ffffff" fo:font-size="100%"/>
          </text:list-level-style-number>
          <text:list-level-style-bullet text:level="2" text:bullet-char="–">
            <style:list-level-properties text:space-before="0.97cm"/>
            <style:text-properties fo:font-family="'Calisto MT'" style:font-family-generic="roman" style:font-pitch="variable" fo:color="#ffffff" fo:font-size="100%"/>
          </text:list-level-style-bullet>
          <text:list-level-style-bullet text:level="3" text:bullet-char="•">
            <style:list-level-properties text:space-before="1.905cm"/>
            <style:text-properties fo:font-family="'Calisto MT'" style:font-family-generic="roman" style:font-pitch="variable" fo:color="#ffffff" fo:font-size="100%"/>
          </text:list-level-style-bullet>
          <text:list-level-style-bullet text:level="4" text:bullet-char="–">
            <style:list-level-properties text:space-before="2.875cm"/>
            <style:text-properties fo:font-family="'Calisto MT'" style:font-family-generic="roman" style:font-pitch="variable" fo:color="#ffffff" fo:font-size="100%"/>
          </text:list-level-style-bullet>
          <text:list-level-style-bullet text:level="5" text:bullet-char="»">
            <style:list-level-properties text:space-before="3.81cm"/>
            <style:text-properties fo:font-family="'Calisto MT'" style:font-family-generic="roman" style:font-pitch="variable" fo:color="#ffffff" fo:font-size="100%"/>
          </text:list-level-style-bullet>
          <text:list-level-style-bullet text:level="6" text:bullet-char="»">
            <style:list-level-properties text:space-before="3.81cm"/>
            <style:text-properties fo:font-family="'Calisto MT'" style:font-family-generic="roman" style:font-pitch="variable" fo:color="#ffffff" fo:font-size="100%"/>
          </text:list-level-style-bullet>
          <text:list-level-style-bullet text:level="7" text:bullet-char="»">
            <style:list-level-properties text:space-before="3.81cm"/>
            <style:text-properties fo:font-family="'Calisto MT'" style:font-family-generic="roman" style:font-pitch="variable" fo:color="#ffffff" fo:font-size="100%"/>
          </text:list-level-style-bullet>
          <text:list-level-style-bullet text:level="8" text:bullet-char="»">
            <style:list-level-properties text:space-before="3.81cm"/>
            <style:text-properties fo:font-family="'Calisto MT'" style:font-family-generic="roman" style:font-pitch="variable" fo:color="#ffffff" fo:font-size="100%"/>
          </text:list-level-style-bullet>
          <text:list-level-style-bullet text:level="9" text:bullet-char="»">
            <style:list-level-properties text:space-before="3.81cm"/>
            <style:text-properties fo:font-family="'Calisto MT'" style:font-family-generic="roman" style:font-pitch="variable" fo:color="#ffffff" fo:font-size="100%"/>
          </text:list-level-style-bullet>
          <text:list-level-style-bullet text:level="10" text:bullet-char="»">
            <style:list-level-properties text:space-before="3.81cm"/>
            <style:text-properties fo:font-family="'Calisto MT'" style:font-family-generic="roman" style:font-pitch="variable" fo:color="#ffffff" fo:font-size="100%"/>
          </text:list-level-style-bullet>
        </text:list-style>
      </style:graphic-properties>
      <style:paragraph-properties fo:margin-left="0cm" fo:margin-right="0cm" fo:margin-top="0.705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Calisto MT" fo:font-family="'Calisto MT'" style:font-pitch="variable" fo:font-size="22pt" fo:font-style="normal" fo:text-shadow="none" style:text-underline-style="none" fo:font-weight="normal" fo:background-color="#ffffff"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Calisto MT" fo:font-family="'Calisto MT'" style:font-pitch="variable" fo:font-size="48pt" fo:font-style="normal" fo:text-shadow="none" style:text-underline-style="none" fo:font-weight="normal" fo:background-color="#ffffff" style:font-name-asian="ＭＳ Ｐゴシック" style:font-family-asian="'ＭＳ Ｐゴシック'" style:font-pitch-asian="variable" style:font-size-asian="48pt" style:font-style-asian="normal" style:font-weight-asian="normal" style:font-name-complex="ＭＳ Ｐゴシック" style:font-family-complex="'ＭＳ Ｐゴシック'" style:font-pitch-complex="variable" style:font-size-complex="48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bitmap" draw:fill-color="#000000" draw:fill-image-name="Bitmap_20_1" style:repeat="stretch"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12pt" fo:font-style="normal" fo:text-shadow="none" style:text-underline-style="none" fo:font-weight="normal" style:letter-kerning="true" fo:background-color="#ffffff"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1-outline1">
          <text:list-level-style-image text:level="1" xlink:href="Pictures/100002010000009E0000009E02FF292F.png" xlink:type="simple" xlink:show="embed" xlink:actuate="onLoad">
            <style:list-level-properties text:min-label-width="0.952cm" style:vertical-pos="middle" style:vertical-rel="line" fo:width="0.559cm" fo:height="0.559cm"/>
          </text:list-level-style-image>
          <text:list-level-style-image text:level="2" xlink:href="Pictures/100002010000009E0000009E02FF292F.png" xlink:type="simple" xlink:show="embed" xlink:actuate="onLoad">
            <style:list-level-properties text:space-before="0.97cm" text:min-label-width="0.935cm" style:vertical-pos="middle" style:vertical-rel="line" fo:width="0.508cm" fo:height="0.508cm"/>
          </text:list-level-style-image>
          <text:list-level-style-image text:level="3" xlink:href="Pictures/100002010000009E0000009E02FF292F.png" xlink:type="simple" xlink:show="embed" xlink:actuate="onLoad">
            <style:list-level-properties text:space-before="1.905cm" text:min-label-width="0.97cm" style:vertical-pos="middle" style:vertical-rel="line" fo:width="0.457cm" fo:height="0.457cm"/>
          </text:list-level-style-image>
          <text:list-level-style-image text:level="4" xlink:href="Pictures/100002010000009E0000009E02FF292F.png" xlink:type="simple" xlink:show="embed" xlink:actuate="onLoad">
            <style:list-level-properties text:space-before="2.875cm" text:min-label-width="0.935cm" style:vertical-pos="middle" style:vertical-rel="line" fo:width="0.457cm" fo:height="0.457cm"/>
          </text:list-level-style-image>
          <text:list-level-style-image text:level="5" xlink:href="Pictures/100002010000009E0000009E02FF292F.png" xlink:type="simple" xlink:show="embed" xlink:actuate="onLoad">
            <style:list-level-properties text:space-before="3.81cm" text:min-label-width="0.97cm" style:vertical-pos="middle" style:vertical-rel="line" fo:width="0.457cm" fo:height="0.457cm"/>
          </text:list-level-style-image>
          <text:list-level-style-image text:level="6" xlink:href="Pictures/100002010000009E0000009E02FF292F.png" xlink:type="simple" xlink:show="embed" xlink:actuate="onLoad">
            <style:list-level-properties text:space-before="3.81cm" text:min-label-width="0.97cm" style:vertical-pos="middle" style:vertical-rel="line" fo:width="0.457cm" fo:height="0.457cm"/>
          </text:list-level-style-image>
          <text:list-level-style-image text:level="7" xlink:href="Pictures/100002010000009E0000009E02FF292F.png" xlink:type="simple" xlink:show="embed" xlink:actuate="onLoad">
            <style:list-level-properties text:space-before="3.81cm" text:min-label-width="0.97cm" style:vertical-pos="middle" style:vertical-rel="line" fo:width="0.457cm" fo:height="0.457cm"/>
          </text:list-level-style-image>
          <text:list-level-style-image text:level="8" xlink:href="Pictures/100002010000009E0000009E02FF292F.png" xlink:type="simple" xlink:show="embed" xlink:actuate="onLoad">
            <style:list-level-properties text:space-before="3.81cm" text:min-label-width="0.97cm" style:vertical-pos="middle" style:vertical-rel="line" fo:width="0.457cm" fo:height="0.457cm"/>
          </text:list-level-style-image>
          <text:list-level-style-image text:level="9" xlink:href="Pictures/100002010000009E0000009E02FF292F.png" xlink:type="simple" xlink:show="embed" xlink:actuate="onLoad">
            <style:list-level-properties text:space-before="3.81cm" text:min-label-width="0.97cm" style:vertical-pos="middle" style:vertical-rel="line" fo:width="0.457cm" fo:height="0.457cm"/>
          </text:list-level-style-image>
          <text:list-level-style-image text:level="10" xlink:href="Pictures/100002010000009E0000009E02FF292F.png" xlink:type="simple" xlink:show="embed" xlink:actuate="onLoad">
            <style:list-level-properties text:space-before="3.81cm" text:min-label-width="0.97cm" style:vertical-pos="middle" style:vertical-rel="line" fo:width="0.457cm" fo:height="0.457cm"/>
          </text:list-level-style-image>
        </text:list-style>
      </style:graphic-properties>
      <style:paragraph-properties fo:margin-left="0cm" fo:margin-right="0cm" fo:margin-top="0.705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ffffff" style:text-outline="false" style:text-line-through-style="none" style:text-line-through-type="none" style:text-position="0% 100%" style:font-name="Calisto MT" fo:font-family="'Calisto MT'" style:font-pitch="variable" fo:font-size="22pt" fo:font-style="normal" fo:text-shadow="none" style:text-underline-style="none" fo:font-weight="normal" style:letter-kerning="true" fo:background-color="#ffffff"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image text:level="1" xlink:href="Pictures/100002010000009E0000009E02FF292F.png" xlink:type="simple" xlink:show="embed" xlink:actuate="onLoad">
            <style:list-level-properties text:space-before="3.81cm" text:min-label-width="0.97cm" style:vertical-pos="middle" style:vertical-rel="line" fo:width="0.457cm" fo:height="0.457cm"/>
          </text:list-level-style-image>
          <text:list-level-style-image text:level="2" xlink:href="Pictures/100002010000009E0000009E02FF292F.png" xlink:type="simple" xlink:show="embed" xlink:actuate="onLoad">
            <style:list-level-properties text:space-before="0.97cm" text:min-label-width="0.935cm" style:vertical-pos="middle" style:vertical-rel="line" fo:width="0.508cm" fo:height="0.508cm"/>
          </text:list-level-style-image>
          <text:list-level-style-image text:level="3" xlink:href="Pictures/100002010000009E0000009E02FF292F.png" xlink:type="simple" xlink:show="embed" xlink:actuate="onLoad">
            <style:list-level-properties text:space-before="1.905cm" text:min-label-width="0.97cm" style:vertical-pos="middle" style:vertical-rel="line" fo:width="0.457cm" fo:height="0.457cm"/>
          </text:list-level-style-image>
          <text:list-level-style-image text:level="4" xlink:href="Pictures/100002010000009E0000009E02FF292F.png" xlink:type="simple" xlink:show="embed" xlink:actuate="onLoad">
            <style:list-level-properties text:space-before="2.875cm" text:min-label-width="0.935cm" style:vertical-pos="middle" style:vertical-rel="line" fo:width="0.457cm" fo:height="0.457cm"/>
          </text:list-level-style-image>
          <text:list-level-style-image text:level="5" xlink:href="Pictures/100002010000009E0000009E02FF292F.png" xlink:type="simple" xlink:show="embed" xlink:actuate="onLoad">
            <style:list-level-properties text:space-before="3.81cm" text:min-label-width="0.97cm" style:vertical-pos="middle" style:vertical-rel="line" fo:width="0.457cm" fo:height="0.457cm"/>
          </text:list-level-style-image>
          <text:list-level-style-image text:level="6" xlink:href="Pictures/100002010000009E0000009E02FF292F.png" xlink:type="simple" xlink:show="embed" xlink:actuate="onLoad">
            <style:list-level-properties text:space-before="3.81cm" text:min-label-width="0.97cm" style:vertical-pos="middle" style:vertical-rel="line" fo:width="0.457cm" fo:height="0.457cm"/>
          </text:list-level-style-image>
          <text:list-level-style-image text:level="7" xlink:href="Pictures/100002010000009E0000009E02FF292F.png" xlink:type="simple" xlink:show="embed" xlink:actuate="onLoad">
            <style:list-level-properties text:space-before="3.81cm" text:min-label-width="0.97cm" style:vertical-pos="middle" style:vertical-rel="line" fo:width="0.457cm" fo:height="0.457cm"/>
          </text:list-level-style-image>
          <text:list-level-style-image text:level="8" xlink:href="Pictures/100002010000009E0000009E02FF292F.png" xlink:type="simple" xlink:show="embed" xlink:actuate="onLoad">
            <style:list-level-properties text:space-before="3.81cm" text:min-label-width="0.97cm" style:vertical-pos="middle" style:vertical-rel="line" fo:width="0.457cm" fo:height="0.457cm"/>
          </text:list-level-style-image>
          <text:list-level-style-image text:level="9" xlink:href="Pictures/100002010000009E0000009E02FF292F.png" xlink:type="simple" xlink:show="embed" xlink:actuate="onLoad">
            <style:list-level-properties text:space-before="3.81cm" text:min-label-width="0.97cm" style:vertical-pos="middle" style:vertical-rel="line" fo:width="0.457cm" fo:height="0.457cm"/>
          </text:list-level-style-image>
          <text:list-level-style-image text:level="10" xlink:href="Pictures/100002010000009E0000009E02FF292F.png" xlink:type="simple" xlink:show="embed" xlink:actuate="onLoad">
            <style:list-level-properties text:space-before="3.81cm" text:min-label-width="0.97cm" style:vertical-pos="middle" style:vertical-rel="line" fo:width="0.457cm" fo:height="0.457cm"/>
          </text:list-level-style-image>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ffffff" style:text-line-through-style="none" style:text-line-through-type="none" style:text-position="0% 100%" style:font-name="Calisto MT" fo:font-family="'Calisto MT'"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2.204cm"/>
          <style:tab-stop style:position="4.744cm"/>
          <style:tab-stop style:position="7.284cm"/>
          <style:tab-stop style:position="9.824cm"/>
          <style:tab-stop style:position="12.364cm"/>
          <style:tab-stop style:position="14.904cm"/>
          <style:tab-stop style:position="17.444cm"/>
          <style:tab-stop style:position="19.984cm"/>
          <style:tab-stop style:position="22.524cm"/>
          <style:tab-stop style:position="25.064cm"/>
        </style:tab-stops>
      </style:paragraph-properties>
      <style:text-properties fo:color="#ffffff" style:text-line-through-style="none" style:text-line-through-type="none" style:text-position="0% 100%" style:font-name="Calisto MT" fo:font-family="'Calisto MT'"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1-outline4" style:family="presentation" style:parent-style-name="Title1-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ffffff" style:text-line-through-style="none" style:text-line-through-type="none" style:text-position="0% 100%" style:font-name="Calisto MT" fo:font-family="'Calisto MT'"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299cm"/>
          <style:tab-stop style:position="2.839cm"/>
          <style:tab-stop style:position="5.379cm"/>
          <style:tab-stop style:position="7.919cm"/>
          <style:tab-stop style:position="10.459cm"/>
          <style:tab-stop style:position="12.999cm"/>
          <style:tab-stop style:position="15.539cm"/>
          <style:tab-stop style:position="18.079cm"/>
          <style:tab-stop style:position="20.619cm"/>
          <style:tab-stop style:position="23.159cm"/>
        </style:tab-stops>
      </style:paragraph-properties>
      <style:text-properties fo:color="#ffffff" style:text-line-through-style="none" style:text-line-through-type="none" style:text-position="0% 100%" style:font-name="Calisto MT" fo:font-family="'Calisto MT'"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1-outline6" style:family="presentation" style:parent-style-name="Title1-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299cm"/>
          <style:tab-stop style:position="2.839cm"/>
          <style:tab-stop style:position="5.379cm"/>
          <style:tab-stop style:position="7.919cm"/>
          <style:tab-stop style:position="10.459cm"/>
          <style:tab-stop style:position="12.999cm"/>
          <style:tab-stop style:position="15.539cm"/>
          <style:tab-stop style:position="18.079cm"/>
          <style:tab-stop style:position="20.619cm"/>
          <style:tab-stop style:position="23.159cm"/>
        </style:tab-stops>
      </style:paragraph-properties>
      <style:text-properties fo:color="#ffffff" style:text-line-through-style="none" style:text-line-through-type="none" style:text-position="0% 100%" style:font-name="Calisto MT" fo:font-family="'Calisto MT'"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1-outline7" style:family="presentation" style:parent-style-name="Title1-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299cm"/>
          <style:tab-stop style:position="2.839cm"/>
          <style:tab-stop style:position="5.379cm"/>
          <style:tab-stop style:position="7.919cm"/>
          <style:tab-stop style:position="10.459cm"/>
          <style:tab-stop style:position="12.999cm"/>
          <style:tab-stop style:position="15.539cm"/>
          <style:tab-stop style:position="18.079cm"/>
          <style:tab-stop style:position="20.619cm"/>
          <style:tab-stop style:position="23.159cm"/>
        </style:tab-stops>
      </style:paragraph-properties>
      <style:text-properties fo:color="#ffffff" style:text-line-through-style="none" style:text-line-through-type="none" style:text-position="0% 100%" style:font-name="Calisto MT" fo:font-family="'Calisto MT'"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1-outline8" style:family="presentation" style:parent-style-name="Title1-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299cm"/>
          <style:tab-stop style:position="2.839cm"/>
          <style:tab-stop style:position="5.379cm"/>
          <style:tab-stop style:position="7.919cm"/>
          <style:tab-stop style:position="10.459cm"/>
          <style:tab-stop style:position="12.999cm"/>
          <style:tab-stop style:position="15.539cm"/>
          <style:tab-stop style:position="18.079cm"/>
          <style:tab-stop style:position="20.619cm"/>
          <style:tab-stop style:position="23.159cm"/>
        </style:tab-stops>
      </style:paragraph-properties>
      <style:text-properties fo:color="#ffffff" style:text-line-through-style="none" style:text-line-through-type="none" style:text-position="0% 100%" style:font-name="Calisto MT" fo:font-family="'Calisto MT'"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1-outline9" style:family="presentation" style:parent-style-name="Title1-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299cm"/>
          <style:tab-stop style:position="2.839cm"/>
          <style:tab-stop style:position="5.379cm"/>
          <style:tab-stop style:position="7.919cm"/>
          <style:tab-stop style:position="10.459cm"/>
          <style:tab-stop style:position="12.999cm"/>
          <style:tab-stop style:position="15.539cm"/>
          <style:tab-stop style:position="18.079cm"/>
          <style:tab-stop style:position="20.619cm"/>
          <style:tab-stop style:position="23.159cm"/>
        </style:tab-stops>
      </style:paragraph-properties>
      <style:text-properties fo:color="#ffffff" style:text-line-through-style="none" style:text-line-through-type="none" style:text-position="0% 100%" style:font-name="Calisto MT" fo:font-family="'Calisto MT'"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ffffff" fo:font-size="100%"/>
          </text:list-level-style-number>
          <text:list-level-style-bullet text:level="2" text:bullet-char="–">
            <style:list-level-properties text:space-before="0.97cm"/>
            <style:text-properties fo:font-family="'Calisto MT'" style:font-family-generic="roman" style:font-pitch="variable" fo:color="#ffffff" fo:font-size="100%"/>
          </text:list-level-style-bullet>
          <text:list-level-style-bullet text:level="3" text:bullet-char="•">
            <style:list-level-properties text:space-before="1.905cm"/>
            <style:text-properties fo:font-family="'Calisto MT'" style:font-family-generic="roman" style:font-pitch="variable" fo:color="#ffffff" fo:font-size="100%"/>
          </text:list-level-style-bullet>
          <text:list-level-style-bullet text:level="4" text:bullet-char="–">
            <style:list-level-properties text:space-before="2.875cm"/>
            <style:text-properties fo:font-family="'Calisto MT'" style:font-family-generic="roman" style:font-pitch="variable" fo:color="#ffffff" fo:font-size="100%"/>
          </text:list-level-style-bullet>
          <text:list-level-style-bullet text:level="5" text:bullet-char="»">
            <style:list-level-properties text:space-before="3.81cm"/>
            <style:text-properties fo:font-family="'Calisto MT'" style:font-family-generic="roman" style:font-pitch="variable" fo:color="#ffffff" fo:font-size="100%"/>
          </text:list-level-style-bullet>
          <text:list-level-style-bullet text:level="6" text:bullet-char="»">
            <style:list-level-properties text:space-before="3.81cm"/>
            <style:text-properties fo:font-family="'Calisto MT'" style:font-family-generic="roman" style:font-pitch="variable" fo:color="#ffffff" fo:font-size="100%"/>
          </text:list-level-style-bullet>
          <text:list-level-style-bullet text:level="7" text:bullet-char="»">
            <style:list-level-properties text:space-before="3.81cm"/>
            <style:text-properties fo:font-family="'Calisto MT'" style:font-family-generic="roman" style:font-pitch="variable" fo:color="#ffffff" fo:font-size="100%"/>
          </text:list-level-style-bullet>
          <text:list-level-style-bullet text:level="8" text:bullet-char="»">
            <style:list-level-properties text:space-before="3.81cm"/>
            <style:text-properties fo:font-family="'Calisto MT'" style:font-family-generic="roman" style:font-pitch="variable" fo:color="#ffffff" fo:font-size="100%"/>
          </text:list-level-style-bullet>
          <text:list-level-style-bullet text:level="9" text:bullet-char="»">
            <style:list-level-properties text:space-before="3.81cm"/>
            <style:text-properties fo:font-family="'Calisto MT'" style:font-family-generic="roman" style:font-pitch="variable" fo:color="#ffffff" fo:font-size="100%"/>
          </text:list-level-style-bullet>
          <text:list-level-style-bullet text:level="10" text:bullet-char="»">
            <style:list-level-properties text:space-before="3.81cm"/>
            <style:text-properties fo:font-family="'Calisto MT'" style:font-family-generic="roman" style:font-pitch="variable" fo:color="#ffffff" fo:font-size="100%"/>
          </text:list-level-style-bullet>
        </text:list-style>
      </style:graphic-properties>
      <style:paragraph-properties fo:margin-left="0cm" fo:margin-right="0cm" fo:margin-top="0.705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Calisto MT" fo:font-family="'Calisto MT'" style:font-pitch="variable" fo:font-size="22pt" fo:font-style="normal" fo:text-shadow="none" style:text-underline-style="none" fo:font-weight="normal" style:letter-kerning="true" fo:background-color="#ffffff"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Calisto MT" fo:font-family="'Calisto MT'" style:font-pitch="variable" fo:font-size="48pt" fo:font-style="normal" fo:text-shadow="none" style:text-underline-style="none" fo:font-weight="normal" style:letter-kerning="true" fo:background-color="#ffffff" style:font-name-asian="ＭＳ Ｐゴシック" style:font-family-asian="'ＭＳ Ｐゴシック'" style:font-pitch-asian="variable" style:font-size-asian="48pt" style:font-style-asian="normal" style:font-weight-asian="normal" style:font-name-complex="ＭＳ Ｐゴシック" style:font-family-complex="'ＭＳ Ｐゴシック'" style:font-pitch-complex="variable" style:font-size-complex="4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000000"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solid" svg:stroke-width="0.018cm" svg:stroke-color="#ffffff" svg:stroke-opacity="4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ffffff" draw:auto-grow-height="false" draw:auto-grow-width="false" fo:min-height="1.015cm" fo:min-width="0cm" fo:wrap-option="wrap"/>
    </style:style>
    <style:style style:name="Mpr2" style:family="presentation" style:parent-style-name="Title1-backgroundobjects" style:list-style-name="ML1">
      <style:graphic-properties draw:stroke="none" draw:fill="none" draw:fill-color="#ffffff" draw:auto-grow-height="false" draw:auto-grow-width="false" fo:min-height="1.015cm" fo:min-width="0cm" fo:wrap-option="wrap"/>
    </style:style>
    <style:style style:name="Mpr3" style:family="presentation" style:parent-style-name="Title1-backgroundobjects" style:list-style-name="ML1">
      <style:graphic-properties draw:stroke="none" draw:fill="none" draw:fill-color="#ffffff" draw:auto-grow-height="false" draw:auto-grow-width="false" fo:min-height="1.015cm" fo:min-width="0cm" fo:wrap-option="wrap"/>
    </style:style>
    <style:style style:name="Mpr4" style:family="presentation" style:parent-style-name="Title1-backgroundobjects" style:list-style-name="ML1">
      <style:graphic-properties draw:stroke="none" draw:fill="none" draw:fill-color="#ffffff" draw:auto-grow-height="false" draw:auto-grow-width="false" fo:min-height="1.015cm" fo:min-width="0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none" draw:fill-color="#ffffff"/>
      <style:paragraph-properties fo:text-align="center" style:writing-mode="lr-tb"/>
    </style:style>
    <style:style style:name="MP7" style:family="paragraph">
      <style:paragraph-properties fo:margin-left="0cm" fo:margin-right="0cm" fo:text-align="end" fo:text-indent="0cm"/>
    </style:style>
    <style:style style:name="MP8" style:family="paragraph">
      <loext:graphic-properties draw:fill="none" draw:fill-color="#ffffff"/>
      <style:paragraph-properties fo:margin-left="0cm" fo:margin-right="0cm" fo:text-align="end" fo:text-indent="0cm" style:writing-mode="lr-tb" style:font-independent-line-spacing="true"/>
    </style:style>
    <style:style style:name="MP9" style:family="paragraph">
      <loext:graphic-properties draw:fill="none" draw:fill-color="#ffffff"/>
      <style:paragraph-properties fo:margin-left="0cm" fo:margin-right="0cm" fo:text-indent="0cm" style:writing-mode="lr-tb" style:font-independent-line-spacing="true"/>
    </style:style>
    <style:style style:name="MP10" style:family="paragraph">
      <style:paragraph-properties fo:margin-left="0cm" fo:margin-right="0cm" fo:text-align="center" fo:text-indent="0cm"/>
    </style:style>
    <style:style style:name="MP11" style:family="paragraph">
      <loext:graphic-properties draw:fill="none" draw:fill-color="#ffffff"/>
      <style:paragraph-properties fo:margin-left="0cm" fo:margin-right="0cm" fo:text-align="center" fo:text-indent="0cm" style:writing-mode="lr-tb" style:font-independent-line-spacing="true"/>
    </style:style>
    <style:style style:name="MT1" style:family="text">
      <style:text-properties fo:language="en" fo:country="US" style:language-asian="en" style:country-asian="US" style:language-complex="en" style:country-complex="US"/>
    </style:style>
    <style:style style:name="MT2" style:family="text">
      <style:text-properties fo:color="#ffffff" fo:font-size="12pt" fo:language="en" fo:country="US" fo:text-shadow="1pt 1pt" style:font-size-asian="12pt" style:language-asian="en" style:country-asian="US" style:font-size-complex="12pt" style:language-complex="en" style:country-complex="US"/>
    </style:style>
    <text:list-style style:name="ML1">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alisto MT'" style:font-family-generic="roman" style:font-pitch="variable" fo:color="#ffffff" fo:font-size="100%"/>
      </text:list-level-style-bullet>
      <text:list-level-style-bullet text:level="3" text:bullet-char="•">
        <style:list-level-properties text:space-before="2.54cm"/>
        <style:text-properties fo:font-family="'Calisto MT'" style:font-family-generic="roman" style:font-pitch="variable" fo:color="#ffffff" fo:font-size="100%"/>
      </text:list-level-style-bullet>
      <text:list-level-style-bullet text:level="4" text:bullet-char="•">
        <style:list-level-properties text:space-before="3.81cm"/>
        <style:text-properties fo:font-family="'Calisto MT'" style:font-family-generic="roman" style:font-pitch="variable" fo:color="#ffffff" fo:font-size="100%"/>
      </text:list-level-style-bullet>
      <text:list-level-style-bullet text:level="5" text:bullet-char="•">
        <style:list-level-properties text:space-before="5.08cm"/>
        <style:text-properties fo:font-family="'Calisto MT'" style:font-family-generic="roman" style:font-pitch="variable" fo:color="#ffffff" fo:font-size="100%"/>
      </text:list-level-style-bullet>
      <text:list-level-style-bullet text:level="6" text:bullet-char="•">
        <style:list-level-properties text:space-before="5.08cm"/>
        <style:text-properties fo:font-family="'Calisto MT'" style:font-family-generic="roman" style:font-pitch="variable" fo:color="#ffffff" fo:font-size="100%"/>
      </text:list-level-style-bullet>
      <text:list-level-style-bullet text:level="7" text:bullet-char="•">
        <style:list-level-properties text:space-before="5.08cm"/>
        <style:text-properties fo:font-family="'Calisto MT'" style:font-family-generic="roman" style:font-pitch="variable" fo:color="#ffffff" fo:font-size="100%"/>
      </text:list-level-style-bullet>
      <text:list-level-style-bullet text:level="8" text:bullet-char="•">
        <style:list-level-properties text:space-before="5.08cm"/>
        <style:text-properties fo:font-family="'Calisto MT'" style:font-family-generic="roman" style:font-pitch="variable" fo:color="#ffffff" fo:font-size="100%"/>
      </text:list-level-style-bullet>
      <text:list-level-style-bullet text:level="9" text:bullet-char="•">
        <style:list-level-properties text:space-before="5.08cm"/>
        <style:text-properties fo:font-family="'Calisto MT'" style:font-family-generic="roman" style:font-pitch="variable" fo:color="#ffffff" fo:font-size="100%"/>
      </text:list-level-style-bullet>
      <text:list-level-style-bullet text:level="10" text:bullet-char="•">
        <style:list-level-properties text:space-before="5.08cm"/>
        <style:text-properties fo:font-family="'Calisto MT'" style:font-family-generic="roman" style:font-pitch="variable" fo:color="#ffffff"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sto MT'" style:font-family-generic="roman" style:font-pitch="variable" fo:color="#000000" fo:font-size="100%"/>
      </text:list-level-style-bullet>
      <text:list-level-style-bullet text:level="3" text:bullet-char="•">
        <style:list-level-properties text:space-before="2.54cm"/>
        <style:text-properties fo:font-family="'Calisto MT'" style:font-family-generic="roman" style:font-pitch="variable" fo:color="#000000" fo:font-size="100%"/>
      </text:list-level-style-bullet>
      <text:list-level-style-bullet text:level="4" text:bullet-char="•">
        <style:list-level-properties text:space-before="3.81cm"/>
        <style:text-properties fo:font-family="'Calisto MT'" style:font-family-generic="roman" style:font-pitch="variable" fo:color="#000000" fo:font-size="100%"/>
      </text:list-level-style-bullet>
      <text:list-level-style-bullet text:level="5" text:bullet-char="•">
        <style:list-level-properties text:space-before="5.08cm"/>
        <style:text-properties fo:font-family="'Calisto MT'" style:font-family-generic="roman" style:font-pitch="variable" fo:color="#000000" fo:font-size="100%"/>
      </text:list-level-style-bullet>
      <text:list-level-style-bullet text:level="6" text:bullet-char="•">
        <style:list-level-properties text:space-before="5.08cm"/>
        <style:text-properties fo:font-family="'Calisto MT'" style:font-family-generic="roman" style:font-pitch="variable" fo:color="#000000" fo:font-size="100%"/>
      </text:list-level-style-bullet>
      <text:list-level-style-bullet text:level="7" text:bullet-char="•">
        <style:list-level-properties text:space-before="5.08cm"/>
        <style:text-properties fo:font-family="'Calisto MT'" style:font-family-generic="roman" style:font-pitch="variable" fo:color="#000000" fo:font-size="100%"/>
      </text:list-level-style-bullet>
      <text:list-level-style-bullet text:level="8" text:bullet-char="•">
        <style:list-level-properties text:space-before="5.08cm"/>
        <style:text-properties fo:font-family="'Calisto MT'" style:font-family-generic="roman" style:font-pitch="variable" fo:color="#000000" fo:font-size="100%"/>
      </text:list-level-style-bullet>
      <text:list-level-style-bullet text:level="9" text:bullet-char="•">
        <style:list-level-properties text:space-before="5.08cm"/>
        <style:text-properties fo:font-family="'Calisto MT'" style:font-family-generic="roman" style:font-pitch="variable" fo:color="#000000" fo:font-size="100%"/>
      </text:list-level-style-bullet>
      <text:list-level-style-bullet text:level="10" text:bullet-char="•">
        <style:list-level-properties text:space-before="5.08cm"/>
        <style:text-properties fo:font-family="'Calisto MT'"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presentation:header/></text:p>
        </draw:text-box>
      </draw:frame>
      <draw:frame draw:style-name="Mgr1" draw:text-style-name="MP4" draw:layer="backgroundobjects" svg:width="8.266cm" svg:height="1.269cm" svg:x="10.783cm" svg:y="0cm" presentation:class="date-time">
        <draw:text-box>
          <text:p text:style-name="MP3"><presentation:date-time/></text:p>
        </draw:text-box>
      </draw:frame>
      <draw:frame draw:style-name="Mgr2" draw:text-style-name="MP2" draw:layer="backgroundobjects" svg:width="8.266cm" svg:height="1.269cm" svg:x="0cm" svg:y="24.13cm" presentation:class="footer">
        <draw:text-box>
          <text:p text:style-name="MP1"><presentation:footer/></text:p>
        </draw:text-box>
      </draw:frame>
      <draw:frame draw:style-name="Mgr2" draw:text-style-name="MP4" draw:layer="backgroundobjects" svg:width="8.266cm" svg:height="1.269cm" svg:x="10.783cm" svg:y="24.1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1.586cm" svg:height="3.973cm" svg:x="1.905cm" svg:y="0.334cm" presentation:class="title" presentation:placeholder="true">
        <draw:text-box/>
      </draw:frame>
      <draw:frame presentation:style-name="Default-outline1" draw:layer="backgroundobjects" svg:width="21.586cm" svg:height="12.149cm" svg:x="1.905cm" svg:y="4.867cm" presentation:class="outline" presentation:placeholder="true">
        <draw:text-box/>
      </draw:frame>
      <draw:frame presentation:style-name="Mpr1" draw:text-style-name="MP5" draw:layer="backgroundobjects" svg:width="5.926cm" svg:height="1.014cm" svg:x="18.389cm" svg:y="17.657cm" presentation:class="date-time">
        <draw:text-box>
          <text:list text:style-name="ML2">
            <text:list-header>
              <text:p><text:span text:style-name="MT1"><presentation:date-time/></text:span></text:p>
            </text:list-header>
          </text:list>
        </draw:text-box>
      </draw:frame>
      <draw:frame presentation:style-name="Mpr1" draw:text-style-name="MP5" draw:layer="backgroundobjects" svg:width="8.044cm" svg:height="1.014cm" svg:x="0.983cm" svg:y="17.657cm" presentation:class="footer">
        <draw:text-box>
          <text:list text:style-name="ML2">
            <text:list-header>
              <text:p><text:span text:style-name="MT1"/></text:p>
            </text:list-header>
          </text:list>
        </draw:text-box>
      </draw:frame>
      <draw:frame presentation:style-name="Mpr1" draw:text-style-name="MP5" draw:layer="backgroundobjects" svg:width="1.905cm" svg:height="1.014cm" svg:x="11.747cm" svg:y="17.657cm" presentation:class="page-number">
        <draw:text-box>
          <text:list text:style-name="ML2">
            <text:list-header>
              <text:p><text:span text:style-name="MT1"><text:page-number>&lt;number&gt;</text:page-number></text:span></text:p>
            </text:list-header>
          </text:list>
        </draw:text-box>
      </draw:frame>
      <presentation:notes style:page-layout-name="PM0">
        <draw:page-thumbnail presentation:style-name="Default-title" draw:layer="backgroundobjects" svg:width="0cm" svg:height="0cm" svg:x="0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line draw:name="Straight Connector 10" draw:style-name="Mgr3" draw:text-style-name="MP6" draw:layer="backgroundobjects" svg:x1="2.183cm" svg:y1="6.09cm" svg:x2="11.708cm" svg:y2="6.094cm">
        <text:p/>
      </draw:line>
      <draw:line draw:name="Straight Connector 15" draw:style-name="Mgr3" draw:text-style-name="MP6" draw:layer="backgroundobjects" svg:x1="13.714cm" svg:y1="6.09cm" svg:x2="23.239cm" svg:y2="6.094cm">
        <text:p/>
      </draw:line>
      <draw:frame presentation:style-name="Title1-title" draw:layer="backgroundobjects" svg:width="21.586cm" svg:height="3.973cm" svg:x="1.905cm" svg:y="0.334cm" presentation:class="title" presentation:placeholder="true">
        <draw:text-box/>
      </draw:frame>
      <draw:frame presentation:style-name="Title1-outline1" draw:layer="backgroundobjects" svg:width="21.586cm" svg:height="12.149cm" svg:x="1.905cm" svg:y="4.867cm" presentation:class="outline" presentation:placeholder="true">
        <draw:text-box/>
      </draw:frame>
      <draw:frame presentation:style-name="Mpr2" draw:text-style-name="MP8" draw:layer="backgroundobjects" svg:width="5.926cm" svg:height="1.014cm" svg:x="18.389cm" svg:y="17.657cm" presentation:class="date-time">
        <draw:text-box>
          <text:list text:style-name="ML1">
            <text:list-header>
              <text:p text:style-name="MP7"><text:span text:style-name="MT2"><presentation:date-time/></text:span></text:p>
            </text:list-header>
          </text:list>
        </draw:text-box>
      </draw:frame>
      <draw:frame presentation:style-name="Mpr3" draw:text-style-name="MP9" draw:layer="backgroundobjects" svg:width="8.044cm" svg:height="1.014cm" svg:x="0.983cm" svg:y="17.657cm" presentation:class="footer">
        <draw:text-box>
          <text:list text:style-name="ML1">
            <text:list-header>
              <text:p><text:span text:style-name="MT2"/></text:p>
            </text:list-header>
          </text:list>
        </draw:text-box>
      </draw:frame>
      <draw:frame presentation:style-name="Mpr4" draw:text-style-name="MP11" draw:layer="backgroundobjects" svg:width="1.905cm" svg:height="1.014cm" svg:x="11.747cm" svg:y="17.657cm" presentation:class="page-number">
        <draw:text-box>
          <text:list text:style-name="ML1">
            <text:list-header>
              <text:p text:style-name="MP10"><text:span text:style-name="MT2"><text:page-number>&lt;number&gt;</text:page-number></text:span></text:p>
            </text:list-header>
          </text:list>
        </draw:text-box>
      </draw:frame>
      <presentation:notes style:page-layout-name="PM0">
        <draw:page-thumbnail presentation:style-name="Title1-title" draw:layer="backgroundobjects" svg:width="0cm" svg:height="0cm" svg:x="0cm" svg:y="1.93cm" presentation:class="page"/>
        <draw:frame presentation:style-name="Title1-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Lorem Ipsum</dc:title>
    <meta:initial-creator>Niklas Ekman</meta:initial-creator>
    <meta:creation-date>2015-06-07T20:14:58.998000000</meta:creation-date>
    <dc:creator>Niklas Ekman</dc:creator>
    <dc:date>2015-06-07T20:16:31.269000000</dc:date>
    <meta:editing-cycles>1</meta:editing-cycles>
    <meta:editing-duration>PT1M32S</meta:editing-duration>
    <meta:document-statistic meta:object-count="30"/>
    <meta:generator>LibreOffice/4.4.1.2$MacOSX_X86_64 LibreOffice_project/45e2de17089c24a1fa810c8f975a7171ba4cd432</meta:generator>
  </office:meta>
</office:document-meta>
</file>